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8e6f4"/>
    </style:style>
    <style:style style:name="P3" style:family="paragraph" style:parent-style-name="Standard">
      <style:text-properties style:font-name="FreeMono"/>
    </style:style>
    <style:style style:name="P4" style:family="paragraph" style:parent-style-name="Standard">
      <style:text-properties style:font-name="FreeMono" officeooo:paragraph-rsid="00193272"/>
    </style:style>
    <style:style style:name="P5" style:family="paragraph" style:parent-style-name="Standard">
      <style:text-properties style:font-name="FreeMono" officeooo:paragraph-rsid="001a8ae9"/>
    </style:style>
    <style:style style:name="T1" style:family="text">
      <style:text-properties officeooo:rsid="00193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MENT OF MATHEMATICAL AND COMPUTATIONAL SCIENCES</text:p>
      <text:p text:style-name="P1">NATIONAL INSTITUTE OF TECHNOLOGY KARNATAKA, SURATHKAL</text:p>
      <text:p text:style-name="P1">MA611 – 4th Semester MCA 2024-2025</text:p>
      <text:p text:style-name="P1">DATABASE SYSTEMS LAB</text:p>
      <text:p text:style-name="P1">Assignment-6</text:p>
      <text:p text:style-name="P1"/>
      <text:p text:style-name="Standard">1. Create the following tables with the following attributes and constraints on them.</text:p>
      <text:p text:style-name="Standard"><text:tab/>a. Employee (Fname, mname, lname, Ssn, Bdate, address, gender, salary, Super_Ssn,</text:p>
      <text:p text:style-name="Standard"><text:tab/><text:tab/>Dept_num)</text:p>
      <text:p text:style-name="Standard"><text:tab/><text:tab/>Lname, Ssn, Dept_num should be not null</text:p>
      <text:p text:style-name="Standard"><text:tab/>b. Department (Dept_num, Dept_name, Mgr_Ssn, Mgr_startdate)</text:p>
      <text:p text:style-name="Standard"><text:tab/><text:tab/>Dept_name should be unique</text:p>
      <text:p text:style-name="P2"><text:tab/>c. Department_locations (Dept_num, location)</text:p>
      <text:p text:style-name="P2"><text:tab/><text:tab/>Dept_num and location both are primary key</text:p>
      <text:p text:style-name="Standard"><text:tab/><text:tab/>Dept_num is foreign key</text:p>
      <text:p text:style-name="Standard"><text:tab/>d. Project (Proj_num, Proj_name, Proj_location, Dept_num)</text:p>
      <text:p text:style-name="Standard"><text:tab/>e. Employee_Project (Ssn, Proj_num, Hours)</text:p>
      <text:p text:style-name="Standard"><text:tab/>f. Dependent (Ssn, Dept_name, gender, bdate, relationship)</text:p>
      <text:p text:style-name="P3"/>
      <text:p text:style-name="P4">CREATE TABLE Employee (</text:p>
      <text:p text:style-name="P4"><text:tab/>Fname VARCHAR(50<text:span text:style-name="T1">),</text:span></text:p>
      <text:p text:style-name="P4"><text:tab/>Mname VARCHAR(50), <text:s text:c="3"/></text:p>
      <text:p text:style-name="P4"><text:tab/>Lname VARCHAR(50) NOT NULL, <text:s text:c="3"/></text:p>
      <text:p text:style-name="P4"><text:tab/>Ssn CHAR(9) NOT NULL, <text:s text:c="2"/></text:p>
      <text:p text:style-name="P4"><text:tab/>Bdate DATE, <text:s text:c="3"/></text:p>
      <text:p text:style-name="P4"><text:tab/>Address VARCHAR(255), <text:s text:c="3"/></text:p>
      <text:p text:style-name="P4"><text:tab/>Gender CHAR(1), <text:s text:c="3"/></text:p>
      <text:p text:style-name="P4"><text:tab/>Salary DECIMAL(10, 2), <text:s text:c="3"/></text:p>
      <text:p text:style-name="P4"><text:tab/>Super_Ssn CHAR(9), <text:s text:c="3"/></text:p>
      <text:p text:style-name="P4"><text:tab/>Dept_num INT NOT NULL, <text:s text:c="3"/></text:p>
      <text:p text:style-name="P4"><text:tab/>PRIMARY KEY (Ssn), <text:s text:c="3"/></text:p>
      <text:p text:style-name="P4"><text:tab/>FOREIGN KEY (Dept_num) REFERENCES Department(Dept_num), <text:s text:c="3"/><text:tab/>FOREIGN KEY (Super_Ssn) REFERENCES Employee(Ssn)<text:line-break/>);</text:p>
      <text:p text:style-name="P3"/>
      <text:p text:style-name="P5">CREATE TABLE Department ( <text:s text:c="3"/></text:p>
      <text:p text:style-name="P5"><text:tab/>Dept_num INT PRIMARY KEY, <text:s text:c="3"/></text:p>
      <text:p text:style-name="P5"><text:tab/>Dept_name VARCHAR(100) UNIQUE NOT NULL, <text:s text:c="3"/></text:p>
      <text:p text:style-name="P5"><text:tab/>Mgr_Ssn CHAR(9), <text:s text:c="3"/></text:p>
      <text:p text:style-name="P5"><text:tab/>Mgr_startdate DATE, <text:s text:c="3"/></text:p>
      <text:p text:style-name="P5"><text:tab/>FOREIGN KEY (Mgr_Ssn) </text:p>
      <text:p text:style-name="P5"><text:tab/>REFERENCES Employee(Ssn)</text:p>
      <text:p text:style-name="P5">);</text:p>
      <text:p text:style-name="P3"/>
      <text:p text:style-name="P5">CREATE TABLE Department_locations ( <text:s text:c="2"/></text:p>
      <text:p text:style-name="P5"><text:tab/>Dept_num INT, <text:s text:c="3"/></text:p>
      <text:p text:style-name="P5"><text:tab/>Location VARCHAR(100), <text:s text:c="3"/></text:p>
      <text:p text:style-name="P5"><text:tab/>PRIMARY KEY (Dept_num, Location), <text:s text:c="3"/></text:p>
      <text:p text:style-name="P5"><text:tab/>FOREIGN KEY (Dept_num) REFERENCES Department(Dept_num)</text:p>
      <text:p text:style-name="P5">);</text:p>
      <text:p text:style-name="P3"/>
      <text:p text:style-name="P5">CREATE TABLE Project ( <text:s text:c="3"/></text:p>
      <text:p text:style-name="P5"><text:tab/>Proj_num INT PRIMARY KEY, <text:s text:c="3"/></text:p>
      <text:p text:style-name="P5"><text:tab/>Proj_name VARCHAR(100), <text:s text:c="3"/></text:p>
      <text:p text:style-name="P5"><text:tab/>Proj_location VARCHAR(100), <text:s text:c="3"/></text:p>
      <text:p text:style-name="P5"><text:tab/>Dept_num INT, <text:s text:c="3"/></text:p>
      <text:p text:style-name="P5"><text:soft-page-break/><text:tab/>FOREIGN KEY (Dept_num) REFERENCES Department(Dept_num)</text:p>
      <text:p text:style-name="P5">);</text:p>
      <text:p text:style-name="P3"/>
      <text:p text:style-name="P5">CREATE TABLE Employee_Project ( <text:s text:c="3"/></text:p>
      <text:p text:style-name="P5"><text:tab/>Ssn CHAR(9), <text:s text:c="3"/></text:p>
      <text:p text:style-name="P5"><text:tab/>Proj_num INT, <text:s text:c="3"/></text:p>
      <text:p text:style-name="P5"><text:tab/>Hours DECIMAL(5, 2), <text:s text:c="3"/></text:p>
      <text:p text:style-name="P5"><text:tab/>PRIMARY KEY (Ssn, Proj_num), <text:s text:c="3"/></text:p>
      <text:p text:style-name="P5"><text:tab/>FOREIGN KEY (Ssn) REFERENCES Employee(Ssn), <text:s text:c="3"/></text:p>
      <text:p text:style-name="P5"><text:tab/>FOREIGN KEY (Proj_num) REFERENCES Project(Proj_num)</text:p>
      <text:p text:style-name="P5">);</text:p>
      <text:p text:style-name="P3"/>
      <text:p text:style-name="P5">CREATE TABLE Dependent ( <text:s text:c="3"/></text:p>
      <text:p text:style-name="P5"><text:tab/>Ssn CHAR(9), <text:s text:c="3"/></text:p>
      <text:p text:style-name="P5"><text:tab/>Dept_name VARCHAR(100), <text:s text:c="3"/></text:p>
      <text:p text:style-name="P5"><text:tab/>Gender CHAR(1), <text:s text:c="3"/></text:p>
      <text:p text:style-name="P5"><text:tab/>Bdate DATE, <text:s text:c="3"/></text:p>
      <text:p text:style-name="P5"><text:tab/>Relationship VARCHAR(50), <text:s text:c="3"/></text:p>
      <text:p text:style-name="P5"><text:tab/>PRIMARY KEY (Ssn, Dept_name), <text:s text:c="3"/></text:p>
      <text:p text:style-name="P5"><text:tab/>FOREIGN KEY (Ssn) REFERENCES Employee(Ssn), <text:s text:c="3"/></text:p>
      <text:p text:style-name="P5"><text:tab/>FOREIGN KEY (Dept_name) REFERENCES Department(Dept_name)</text:p>
      <text:p text:style-name="P5">);</text:p>
      <text:p text:style-name="Standard"/>
      <text:p text:style-name="Standard"/>
      <text:p text:style-name="Standard">2. Add two column blood group and hobbies to employee table.</text:p>
      <text:p text:style-name="P3"><text:span text:style-name="T1">ALTER</text:span> <text:span text:style-name="T1">TABLE </text:span>employee <text:span text:style-name="T1">ADD </text:span>(b_group char(2), hobbies varchar(100));</text:p>
      <text:p text:style-name="P3"/>
      <text:p text:style-name="Standard">3. Increase the size of column blood group to 15 to the employee table.</text:p>
      <text:p text:style-name="P3">ALTER TABLE employee MODIFY (b_group char(15));</text:p>
      <text:p text:style-name="Standard"/>
      <text:p text:style-name="Standard">4. Drop column hobbies from the employee table.</text:p>
      <text:p text:style-name="P3">ALTER TABLE employee DROP COLUMN hobbies;</text:p>
      <text:p text:style-name="Standard"/>
      <text:p text:style-name="Standard">5. Rename Employee Table to Employee_details.</text:p>
      <text:p text:style-name="P3">ALTER TABLE employee RENAME TO employee_details;</text:p>
      <text:p text:style-name="Standard"/>
      <text:p text:style-name="Standard">6. Insert atleast five records in each table.</text:p>
      <text:p text:style-name="Standard">7. Give 1000 rupees bonus to each employee.</text:p>
      <text:p text:style-name="Standard">8. Increase the salary of the employees having salary &lt;5000 by 500 rupees.</text:p>
      <text:p text:style-name="Standard">9. Give 100 rupees bonus to employees having salary less than 10000 rupees and birth date</text:p>
      <text:p text:style-name="Standard">before 1990.</text:p>
      <text:p text:style-name="Standard">10. Give 100 rupees bonus to employees having salary less than 10000 rupees or birth date</text:p>
      <text:p text:style-name="Standard">before 1990.</text:p>
      <text:p text:style-name="Standard">11. Give 100 rupees bonus to employees having salary between 1000 to 5000 rupees and birth</text:p>
      <text:p text:style-name="Standard">date before 1990.</text:p>
      <text:p text:style-name="Standard">12. Give 100 rupees bonus to employees having salary between 1000, 3000 and 5000 rupees.</text:p>
      <text:p text:style-name="Standard">13. Update phone number with 0000 where NULL.</text:p>
      <text:p text:style-name="Standard">14. Give 100 rupees bonus to employees having salary not between 1000 to 5000 rupees and</text:p>
      <text:p text:style-name="Standard">birth date before 1990.</text:p>
      <text:p text:style-name="Standard">15. Give 100 rupees bonus to employees having salary between 1000, 3000 and 5000 rupees.</text:p>
      <text:p text:style-name="Standard">16. Delete from employee the rows having bdate less than 1970.</text:p>
      <text:p text:style-name="Standard">17. List the name and age of all employees.</text:p>
      <text:p text:style-name="Standard">18. Display the salaries offered to the employees.</text:p>
      <text:p text:style-name="Standard">19. List the Bdate and Salary of Employee ‘Smith’.</text:p>
      <text:p text:style-name="Standard">20. Find the location of Project ‘SUPER’.</text:p>
      <text:p text:style-name="Standard">21. Find the dependent details of Employee with Ssn number 482928.</text:p>
      <text:p text:style-name="Standard"><text:soft-page-break/>22. List the employees having salary &gt; 2000 and bdate before 1/1/1990.</text:p>
      <text:p text:style-name="Standard">23. List the employees belonging to dept_num 1.</text:p>
      <text:p text:style-name="Standard">24. List the project details of dept_num 5.</text:p>
      <text:p text:style-name="Standard">25. List the employee details with their department name.</text:p>
      <text:p text:style-name="Standard">26. List the employee details with their project names.</text:p>
      <text:p text:style-name="Standard">27. List the employees belonging to Marketing department.</text:p>
      <text:p text:style-name="Standard">28. List the project details belonging of Sales department.</text:p>
      <text:p text:style-name="Standard">29. List the dependent details of employee ‘Smith’.</text:p>
      <text:p text:style-name="Standard">30. List the various locations of ‘Marketing’ department.</text:p>
      <text:p text:style-name="Standard">31. List the employees going to ‘Surathkal’ branch.</text:p>
      <text:p text:style-name="Standard">32. List the employees in the descending order of their salary.</text:p>
      <text:p text:style-name="Standard">33. List the dependents in the descending order of their nam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17:45.334407425</meta:creation-date>
    <dc:date>2025-03-26T14:59:33.452854026</dc:date>
    <meta:editing-duration>PT10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9" meta:word-count="628" meta:character-count="4438" meta:non-whitespace-character-count="3706"/>
  </office:meta>
</office:document-meta>
</file>